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Mapping scientific communities at scale</text:p>
      <text:p text:style-name="Author">Victor Barbier<text:span text:style-name="T1">1</text:span>, and Eric Jeangirard<text:span text:style-name="T1">1</text:span></text:p>
      <text:p text:style-name="Date">January 2025</text:p>
      <text:p text:style-name="Text_20_body"><text:span text:style-name="T1">1</text:span> French Ministry of Higher Education and Research, Paris, France</text:p>
      <text:p text:style-name="Text_20_body"><text:span text:style-name="T2">Keywords</text:span>: open access, open science, open data, open source</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cf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uation persistent identifier (PID) on authors, affiliations and topics. For authors and affiliations, French-specific PID have been used (idref for authors and RNSR for laboratories) because they have the best coverage, even if not perfect. For topics, wikidata identifiers has been used cf (Foppiano and Romary 2020). Other enrichments, like software detection are also present, and thus usable as entities to map.</text:p>
      <text:h text:style-name="Heading_20_2" text:outline-level="2"><text:bookmark-start text:name="current-limits-of-the-scanr-application"/>1.1 Current limits of the scanR application<text:bookmark-end text:name="current-limits-of-the-scanr-application"/></text:h>
      <text:h text:style-name="Heading_20_2" text:outline-level="2"><text:bookmark-start text:name="network-analysis-limits"/>1.3 Network analysis limits<text:bookmark-end text:name="network-analysis-limits"/></text:h>
      <text:h text:style-name="Heading_20_1" text:outline-level="1"><text:bookmark-start text:name="network-analysis-at-scale"/>2. Network analysis at scale<text:bookmark-end text:name="network-analysis-at-scale"/></text:h>
      <text:h text:style-name="Heading_20_2" text:outline-level="2"><text:bookmark-start text:name="focusing-on-strongest-interactions"/>Focusing on strongest interactions<text:bookmark-end text:name="focusing-on-strongest-interactions"/></text:h>
      <text:h text:style-name="Heading_20_2" text:outline-level="2"><text:bookmark-start text:name="elasticsearch-impl"/>Elasticsearch impl<text:bookmark-end text:name="elasticsearch-impl"/></text:h>
      <text:h text:style-name="Heading_20_2" text:outline-level="2"><text:bookmark-start text:name="vosviewer-implem"/>VOSviewer implem<text:bookmark-end text:name="vosviewer-implem"/></text:h>
      <text:h text:style-name="Heading_20_2" text:outline-level="2"><text:bookmark-start text:name="llm-trick"/>LLM trick<text:bookmark-end text:name="llm-trick"/></text:h>
      <text:h text:style-name="Heading_20_1" text:outline-level="1"><text:bookmark-start text:name="making-insightful-maps"/>3. Making insightful maps<text:bookmark-end text:name="making-insightful-maps"/></text:h>
      <text:h text:style-name="Heading_20_2" text:outline-level="2"><text:bookmark-start text:name="citation-hot-topics"/>Citation / hot topics<text:bookmark-end text:name="citation-hot-topics"/></text:h>
      <text:h text:style-name="Heading_20_2" text:outline-level="2"><text:bookmark-start text:name="user-interaction"/>User interaction<text:bookmark-end text:name="user-interaction"/></text:h>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scientific ccommunity, research portal, Elasticsearch, network analysis</meta:keyword>
    <meta:initial-creator>Victor Barbier1, and Eric Jeangirard1</meta:initial-creator>
    <dc:creator>Victor Barbier1, and Eric Jeangirard1</dc:creator>
    <meta:creation-date>2024-12-26T15:55:04Z</meta:creation-date>
    <dc:date>2024-12-26T15:55:04Z</dc:date>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